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300000697B00004F1D0FD593F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2cm"/>
    </style:style>
    <style:style style:name="P1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94cm" svg:height="0.911cm" svg:x="6.336cm" svg:y="1.544cm">
          <draw:text-box>
            <text:p><text:span text:style-name="T1">جنریٹر</text:span></text:p>
          </draw:text-box>
        </draw:frame>
        <draw:frame draw:style-name="gr1" draw:text-style-name="P1" draw:layer="layout" svg:width="1.086cm" svg:height="0.911cm" svg:x="4.178cm" svg:y="1.541cm">
          <draw:text-box>
            <text:p><text:span text:style-name="T1">موٹر</text:span></text:p>
          </draw:text-box>
        </draw:frame>
        <draw:frame draw:style-name="gr1" draw:text-style-name="P1" draw:layer="layout" svg:width="1.027cm" svg:height="0.911cm" svg:x="1.61cm" svg:y="1.651cm">
          <draw:text-box>
            <text:p><text:span text:style-name="T1">رکنا</text:span></text:p>
          </draw:text-box>
        </draw:frame>
        <draw:line draw:style-name="gr2" draw:text-style-name="P2" draw:layer="layout" svg:x1="6.495cm" svg:y1="2.129cm" svg:x2="5.879cm" svg:y2="2.129cm">
          <text:p/>
        </draw:line>
        <draw:line draw:style-name="gr2" draw:text-style-name="P2" draw:layer="layout" svg:x1="7.411cm" svg:y1="2.112cm" svg:x2="8.432cm" svg:y2="2.112cm">
          <text:p/>
        </draw:line>
        <draw:line draw:style-name="gr2" draw:text-style-name="P2" draw:layer="layout" svg:x1="5.061cm" svg:y1="2.124cm" svg:x2="5.844cm" svg:y2="2.124cm">
          <text:p/>
        </draw:line>
        <draw:line draw:style-name="gr2" draw:text-style-name="P2" draw:layer="layout" svg:x1="4.302cm" svg:y1="2.122cm" svg:x2="3.454cm" svg:y2="2.122cm">
          <text:p/>
        </draw:line>
        <draw:line draw:style-name="gr2" draw:text-style-name="P2" draw:layer="layout" svg:x1="2.724cm" svg:y1="2.12cm" svg:x2="3.433cm" svg:y2="2.12cm">
          <text:p/>
        </draw:line>
        <draw:line draw:style-name="gr2" draw:text-style-name="P2" draw:layer="layout" svg:x1="1.826cm" svg:y1="2.121cm" svg:x2="1.024cm" svg:y2="2.121cm">
          <text:p/>
        </draw:line>
        <draw:frame draw:style-name="gr3" draw:text-style-name="P2" draw:layer="layout" svg:width="8.879cm" svg:height="3.79cm" svg:x="0.022cm" svg:y="0.014cm">
          <draw:image xlink:href="Pictures/200001300000697B00004F1D0FD593FA.wmf" xlink:type="simple" xlink:show="embed" xlink:actuate="onLoad">
            <text:p/>
          </draw:image>
          <draw:glue-point draw:id="4" svg:x="1.167cm" svg:y="1.203cm"/>
        </draw:frame>
        <draw:line draw:style-name="gr4" draw:text-style-name="P2" draw:layer="layout" svg:x1="5.861cm" svg:y1="2.718cm" svg:x2="5.861cm" svg:y2="0.036cm">
          <draw:glue-point draw:id="4" svg:x="20cm" svg:y="-2.863cm"/>
          <draw:glue-point draw:id="5" svg:x="40cm" svg:y="-2.196cm"/>
          <text:p/>
        </draw:line>
        <draw:line draw:style-name="gr5" draw:text-style-name="P2" draw:layer="layout" svg:x1="0.257cm" svg:y1="1.598cm" svg:x2="8.636cm" svg:y2="1.598cm">
          <text:p/>
        </draw:line>
        <draw:line draw:style-name="gr5" draw:text-style-name="P2" draw:layer="layout" svg:x1="3.447cm" svg:y1="3.557cm" svg:x2="3.447cm" svg:y2="0.238cm">
          <text:p/>
        </draw:line>
        <draw:line draw:style-name="gr4" draw:text-style-name="P2" draw:layer="layout" svg:x1="5.757cm" svg:y1="0.072cm" svg:x2="5.757cm" svg:y2="1.634cm">
          <text:p/>
        </draw:line>
        <draw:frame draw:style-name="gr1" draw:text-style-name="P4" draw:layer="layout" svg:width="2.771cm" svg:height="1.904cm" svg:x="6.005cm" svg:y="-0.184cm">
          <draw:text-box>
            <text:p text:style-name="P3"><text:span text:style-name="T2">موٹر کو اس احاطے</text:span></text:p>
            <text:p text:style-name="P3"><text:span text:style-name="T2">میں استعمال کیا</text:span></text:p>
            <text:p text:style-name="P3"><text:span text:style-name="T2"><text:s/></text:span><text:span text:style-name="T2">جاتا ہے</text:span></text:p>
          </draw:text-box>
          <draw:glue-point draw:id="4" svg:x="-3.19cm" svg:y="0.021cm"/>
        </draw:frame>
        <draw:line draw:style-name="gr4" draw:text-style-name="P2" draw:layer="layout" svg:x1="0.233cm" svg:y1="3.54cm" svg:x2="8.796cm" svg:y2="3.54cm">
          <text:p/>
        </draw:line>
        <draw:line draw:style-name="gr5" draw:text-style-name="P2" draw:layer="layout" svg:x1="5.864cm" svg:y1="3.379cm" svg:x2="5.864cm" svg:y2="3.754cm">
          <text:p/>
        </draw:line>
        <draw:line draw:style-name="gr5" draw:text-style-name="P2" draw:layer="layout" svg:x1="3.45cm" svg:y1="3.38cm" svg:x2="3.45cm" svg:y2="3.755cm">
          <text:p/>
        </draw:line>
        <draw:line draw:style-name="gr5" draw:text-style-name="P2" draw:layer="layout" svg:x1="4.666cm" svg:y1="3.363cm" svg:x2="4.666cm" svg:y2="3.738cm">
          <text:p/>
        </draw:line>
        <draw:line draw:style-name="gr5" draw:text-style-name="P2" draw:layer="layout" svg:x1="1.019cm" svg:y1="3.328cm" svg:x2="1.019cm" svg:y2="3.703cm">
          <text:p/>
        </draw:line>
        <draw:line draw:style-name="gr5" draw:text-style-name="P2" draw:layer="layout" svg:x1="2.217cm" svg:y1="3.364cm" svg:x2="2.217cm" svg:y2="3.739cm">
          <text:p/>
        </draw:line>
        <draw:line draw:style-name="gr5" draw:text-style-name="P2" draw:layer="layout" svg:x1="8.26cm" svg:y1="3.364cm" svg:x2="8.26cm" svg:y2="3.739cm">
          <text:p/>
        </draw:line>
        <draw:line draw:style-name="gr5" draw:text-style-name="P2" draw:layer="layout" svg:x1="7.115cm" svg:y1="3.364cm" svg:x2="7.115cm" svg:y2="3.739cm">
          <text:p/>
        </draw:line>
        <draw:frame draw:style-name="gr1" draw:text-style-name="P5" draw:layer="layout" svg:width="0.659cm" svg:height="0.569cm" svg:x="5.56cm" svg:y="3.7cm">
          <draw:text-box>
            <text:p><text:span text:style-name="T3">0</text:span></text:p>
          </draw:text-box>
        </draw:frame>
        <draw:frame draw:style-name="gr1" draw:text-style-name="P5" draw:layer="layout" svg:width="0.659cm" svg:height="0.569cm" svg:x="3.094cm" svg:y="3.702cm">
          <draw:text-box>
            <text:p><text:span text:style-name="T3">1</text:span></text:p>
          </draw:text-box>
        </draw:frame>
        <draw:frame draw:style-name="gr1" draw:text-style-name="P5" draw:layer="layout" svg:width="0.896cm" svg:height="0.569cm" svg:x="4.184cm" svg:y="3.701cm">
          <draw:text-box>
            <text:p><text:span text:style-name="T3">0.5</text:span></text:p>
          </draw:text-box>
        </draw:frame>
        <draw:frame draw:style-name="gr1" draw:text-style-name="P5" draw:layer="layout" svg:width="0.989cm" svg:height="0.569cm" svg:x="6.58cm" svg:y="3.7cm">
          <draw:text-box>
            <text:p><text:span text:style-name="T3">-0.5</text:span></text:p>
          </draw:text-box>
        </draw:frame>
        <draw:frame draw:style-name="gr1" draw:text-style-name="P5" draw:layer="layout" svg:width="0.896cm" svg:height="0.569cm" svg:x="1.699cm" svg:y="3.7cm">
          <draw:text-box>
            <text:p><text:span text:style-name="T3">1.5</text:span></text:p>
          </draw:text-box>
        </draw:frame>
        <draw:frame draw:style-name="gr1" draw:text-style-name="P5" draw:layer="layout" svg:width="0.659cm" svg:height="0.569cm" svg:x="0.662cm" svg:y="3.7cm">
          <draw:text-box>
            <text:p><text:span text:style-name="T3">2</text:span></text:p>
          </draw:text-box>
        </draw:frame>
        <draw:frame draw:style-name="gr1" draw:text-style-name="P5" draw:layer="layout" svg:width="0.752cm" svg:height="0.569cm" svg:x="7.831cm" svg:y="3.719cm">
          <draw:text-box>
            <text:p><text:span text:style-name="T3">-2</text:span></text:p>
          </draw:text-box>
        </draw:frame>
        <draw:frame draw:style-name="gr1" draw:text-style-name="P5" draw:layer="layout" svg:width="1.226cm" svg:height="0.569cm" svg:x="5.132cm" svg:y="4.13cm">
          <draw:text-box>
            <text:p><text:span text:style-name="T3">100%</text:span></text:p>
          </draw:text-box>
        </draw:frame>
        <draw:frame draw:style-name="gr1" draw:text-style-name="P5" draw:layer="layout" svg:width="0.913cm" svg:height="0.569cm" svg:x="2.969cm" svg:y="4.113cm">
          <draw:text-box>
            <text:p><text:span text:style-name="T3">0%</text:span></text:p>
          </draw:text-box>
        </draw:frame>
        <draw:frame draw:style-name="gr1" draw:text-style-name="P5" draw:layer="layout" svg:width="1.319cm" svg:height="0.569cm" svg:x="0.234cm" svg:y="4.112cm">
          <draw:text-box>
            <text:p><text:span text:style-name="T3">-200%</text:span></text:p>
          </draw:text-box>
        </draw:frame>
        <draw:frame draw:style-name="gr1" draw:text-style-name="P6" draw:layer="layout" svg:width="1.133cm" svg:height="0.802cm" svg:x="-0.285cm" svg:y="3.63cm">
          <draw:text-box>
            <text:p><text:span text:style-name="T2">سرک</text:span></text:p>
          </draw:text-box>
        </draw:frame>
        <draw:frame draw:style-name="gr1" draw:text-style-name="P6" draw:layer="layout" svg:width="1.052cm" svg:height="0.802cm" svg:x="7.724cm" svg:y="3.971cm">
          <draw:text-box>
            <text:p><text:span text:style-name="T2">رفتار</text:span></text:p>
          </draw:text-box>
        </draw:frame>
        <draw:frame draw:style-name="gr1" draw:text-style-name="P6" draw:layer="layout" svg:width="2.043cm" svg:height="0.802cm" svg:x="1.611cm" svg:y="0.038cm">
          <draw:text-box>
            <text:p><text:span text:style-name="T2">موٹر کی مروڑ</text:span></text:p>
          </draw:text-box>
        </draw:frame>
        <draw:frame draw:style-name="gr1" draw:text-style-name="P6" draw:layer="layout" svg:width="2.212cm" svg:height="0.802cm" svg:x="1.379cm" svg:y="2.559cm">
          <draw:text-box>
            <text:p><text:span text:style-name="T2">جنریٹڑ کی مروڑ</text:span></text:p>
          </draw:text-box>
        </draw:frame>
        <draw:line draw:style-name="gr2" draw:text-style-name="P2" draw:layer="layout" svg:x1="5.311cm" svg:y1="0.305cm" svg:x2="5.758cm" svg:y2="0.305cm">
          <text:p/>
        </draw:line>
        <draw:line draw:style-name="gr2" draw:text-style-name="P2" draw:layer="layout" svg:x1="6.327cm" svg:y1="0.297cm" svg:x2="5.862cm" svg:y2="0.297cm">
          <text:p/>
        </draw:line>
        <draw:frame draw:style-name="gr6" draw:text-style-name="P5" draw:layer="layout" svg:width="1.32cm" svg:height="0.569cm" svg:x="3.346cm" svg:y="0.877cm">
          <draw:text-box>
            <text:p><text:span text:style-name="T3">100%</text:span></text:p>
          </draw:text-box>
        </draw:frame>
        <draw:line draw:style-name="gr5" draw:text-style-name="P2" draw:layer="layout" svg:x1="3.291cm" svg:y1="1.111cm" svg:x2="3.598cm" svg:y2="1.111cm">
          <text:p/>
        </draw:line>
        <draw:line draw:style-name="gr5" draw:text-style-name="P2" draw:layer="layout" svg:x1="3.31cm" svg:y1="0.593cm" svg:x2="3.617cm" svg:y2="0.593cm">
          <text:p/>
        </draw:line>
        <draw:frame draw:style-name="gr1" draw:text-style-name="P5" draw:layer="layout" svg:width="1.226cm" svg:height="0.569cm" svg:x="3.382cm" svg:y="0.288cm">
          <draw:text-box>
            <text:p><text:span text:style-name="T3">200%</text:span></text:p>
          </draw:text-box>
        </draw:frame>
        <draw:line draw:style-name="gr4" draw:text-style-name="P2" draw:layer="layout" svg:x1="1.019cm" svg:y1="2.431cm" svg:x2="1.019cm" svg:y2="1.233cm">
          <text:p/>
        </draw:line>
        <draw:line draw:style-name="gr4" draw:text-style-name="P2" draw:layer="layout" svg:x1="4.38cm" svg:y1="1.09cm" svg:x2="5.774cm" svg:y2="1.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